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officeooo:rsid="00243f74" officeooo:paragraph-rsid="00243f74"/>
    </style:style>
    <style:style style:name="P6" style:family="paragraph" style:parent-style-name="Table_20_Contents">
      <style:text-properties officeooo:rsid="001e08fb" officeooo:paragraph-rsid="001e08fb"/>
    </style:style>
    <style:style style:name="P7" style:family="paragraph" style:parent-style-name="Table_20_Contents">
      <style:text-properties fo:color="#000000" officeooo:rsid="001e08fb" officeooo:paragraph-rsid="001e08fb" fo:background-color="transparent"/>
    </style:style>
    <style:style style:name="P8" style:family="paragraph" style:parent-style-name="Table_20_Contents">
      <style:text-properties fo:color="#000000" officeooo:rsid="001e08fb" officeooo:paragraph-rsid="001e08fb"/>
    </style:style>
    <style:style style:name="P9" style:family="paragraph" style:parent-style-name="Table_20_Contents">
      <style:text-properties officeooo:rsid="00256e02" officeooo:paragraph-rsid="00256e02"/>
    </style:style>
    <style:style style:name="P10" style:family="paragraph" style:parent-style-name="Standard" style:list-style-name="L1">
      <style:text-properties officeooo:paragraph-rsid="001e08fb"/>
    </style:style>
    <style:style style:name="P11" style:family="paragraph" style:parent-style-name="Standard" style:list-style-name="L1">
      <style:text-properties style:text-underline-style="none" officeooo:rsid="00243f74" officeooo:paragraph-rsid="00243f74"/>
    </style:style>
    <style:style style:name="P12" style:family="paragraph" style:parent-style-name="Standard" style:list-style-name="L1">
      <style:text-properties style:text-underline-style="none" officeooo:rsid="00243f74" officeooo:paragraph-rsid="0025b2bf"/>
    </style:style>
    <style:style style:name="P13" style:family="paragraph" style:parent-style-name="Standard" style:list-style-name="L2">
      <style:text-properties style:text-underline-style="none" officeooo:rsid="00243f74" officeooo:paragraph-rsid="00243f74"/>
    </style:style>
    <style:style style:name="P14" style:family="paragraph" style:parent-style-name="Standard" style:list-style-name="L2">
      <style:text-properties style:text-underline-style="none" officeooo:rsid="00243f74" officeooo:paragraph-rsid="0025b2bf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officeooo:rsid="0025b2bf"/>
    </style:style>
    <style:style style:name="T6" style:family="text">
      <style:text-properties officeooo:rsid="0026dbfb"/>
    </style:style>
    <style:style style:name="T7" style:family="text">
      <style:text-properties officeooo:rsid="002728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6">2pm </text:span>and <text:span text:style-name="T7">3pm</text:span></text:p>
      <text:p text:style-name="P3">on <text:span text:style-name="T6">17/08/2017 </text:span>at <text:span text:style-name="T6">college classroom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eam Leader</text:p>
          </table:table-cell>
          <table:table-cell table:style-name="Table1.B1" office:value-type="string">
            <text:p text:style-name="P6">Murtuza <text:span text:style-name="T7">B</text:span>ohra</text:p>
          </table:table-cell>
        </table:table-row>
        <table:table-row>
          <table:table-cell table:style-name="Table1.A2" office:value-type="string">
            <text:p text:style-name="P8">Team Members</text:p>
          </table:table-cell>
          <table:table-cell table:style-name="Table1.B2" office:value-type="string">
            <text:p text:style-name="P9">Manu Sharma</text:p>
            <text:p text:style-name="P9">Shalinee Singh</text:p>
            <text:p text:style-name="P9">Yash Chaubey</text:p>
            <text:p text:style-name="P9">Ajay Shewale</text:p>
            <text:p text:style-name="P9">Rahul Nalawade</text:p>
            <text:p text:style-name="P9">Abhijeet Singh Panwar</text:p>
            <text:p text:style-name="P9">Sameer Bhati</text:p>
            <text:p text:style-name="P9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 text:c="26"/>Name</text:p>
          </table:table-cell>
          <table:table-cell table:style-name="Table2.B1" office:value-type="string">
            <text:p text:style-name="P6"><text:s text:c="31"/>ID</text:p>
          </table:table-cell>
        </table:table-row>
        <table:table-row>
          <table:table-cell table:style-name="Table2.A2" office:value-type="string">
            <text:p text:style-name="Table_20_Contents"><text:s text:c="27"/>-</text:p>
          </table:table-cell>
          <table:table-cell table:style-name="Table2.B2" office:value-type="string">
            <text:p text:style-name="Table_20_Contents"><text:s text:c="32"/>-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P7">ID</text:p>
          </table:table-cell>
        </table:table-row>
        <table:table-row>
          <table:table-cell table:style-name="Table3.A2" office:value-type="string">
            <text:p text:style-name="P6">Nitin kumar Singh</text:p>
          </table:table-cell>
          <table:table-cell table:style-name="Table3.B2" office:value-type="string">
            <text:p text:style-name="P6">201352006</text:p>
          </table:table-cell>
        </table:table-row>
      </table:table>
      <text:p text:style-name="P3"/>
      <text:p text:style-name="P3"/>
      <text:p text:style-name="P4"/>
      <text:p text:style-name="P3">Agenda of the meeting:</text:p>
      <text:list xml:id="list3933142851092472177" text:style-name="L1">
        <text:list-item>
          <text:p text:style-name="P10"><text:span text:style-name="T3">To </text:span><text:span text:style-name="T2"><text:s/></text:span><text:span text:style-name="T4">discuss and come up with a project topic</text:span></text:p>
        </text:list-item>
        <text:list-item>
          <text:p text:style-name="P11">To form rules and regulations for the project duration that our team must follow</text:p>
        </text:list-item>
        <text:list-item>
          <text:p text:style-name="P12">To <text:span text:style-name="T5">decide the team leader</text:span> </text:p>
        </text:list-item>
      </text:list>
      <text:p text:style-name="P5"/>
      <text:p text:style-name="P5"/>
      <text:p text:style-name="P4"/>
      <text:p text:style-name="P4"/>
      <text:p text:style-name="P4"/>
      <text:p text:style-name="P4"><text:soft-page-break/>Conclusion:</text:p>
      <text:list xml:id="list8048228629019809431" text:style-name="L2">
        <text:list-item>
          <text:p text:style-name="P13">Formed rules for our team and Project</text:p>
        </text:list-item>
        <text:list-item>
          <text:p text:style-name="P14">Discussed few topics for our project and made a list of that.</text:p>
        </text:list-item>
        <text:list-item>
          <text:p text:style-name="P14"><text:span text:style-name="T5">Decided the team leader</text:span> </text:p>
        </text:list-item>
      </text:list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2:56:07.596188333</dc:date>
    <meta:editing-duration>PT4M52S</meta:editing-duration>
    <meta:editing-cycles>7</meta:editing-cycles>
    <meta:generator>LibreOffice/4.2.8.2$Linux_x86 LibreOffice_project/420m0$Build-2</meta:generator>
    <meta:document-statistic meta:table-count="3" meta:image-count="0" meta:object-count="0" meta:page-count="2" meta:paragraph-count="39" meta:word-count="152" meta:character-count="1349" meta:non-whitespace-character-count="717"/>
  </office:meta>
</office:document-meta>
</file>